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ested Numbered List</text:h>
      <text:list xml:id="list595666328" text:style-name="L3">
        <text:list-item>
          <text:p text:style-name="P2">One</text:p>
          <text:list>
            <text:list-item>
              <text:p text:style-name="P2">a</text:p>
            </text:list-item>
            <text:list-item>
              <text:p text:style-name="P2">b</text:p>
            </text:list-item>
            <text:list-item>
              <text:p text:style-name="P2">c</text:p>
            </text:list-item>
          </text:list>
        </text:list-item>
        <text:list-item>
          <text:p text:style-name="P2">two</text:p>
        </text:list-item>
        <text:list-item>
          <text:p text:style-name="P2">thre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3:11:14</meta:creation-date>
    <dc:date>2009-06-23T13:13:42</dc:date>
    <meta:editing-duration>PT00H02M28S</meta:editing-duration>
    <meta:editing-cycles>4</meta:editing-cycles>
    <meta:generator>OpenOffice.org/3.0$Unix OpenOffice.org_project/300m15$Build-9379</meta:generator>
    <meta:document-statistic meta:table-count="0" meta:image-count="0" meta:object-count="0" meta:page-count="1" meta:paragraph-count="7" meta:word-count="15" meta:character-count="46"/>
  </office:meta>
</office:document-meta>
</file>